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The Power of Personal Data</text:p>
      <text:p text:style-name="Author">Alex Bowyer</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hapter-4"/>Human-Data Interaction in the Early Help Context<text:bookmark-end text:name="chapter-4"/></text:h>
      <text:p text:style-name="First_20_paragraph">[Target 15,000 words]</text:p>
      <text:h text:style-name="Heading_20_2" text:outline-level="2"><text:bookmark-start text:name="research-context-rationale"/>Research Context &amp; Rationale<text:bookmark-end text:name="research-context-rationale"/></text:h>
      <text:p text:style-name="First_20_paragraph">[Target X words]</text:p>
      <text:p text:style-name="Text_20_body">Explaining the early help context and why it is relevant. Explaining my involvement with the SILVER project as both researcher and developer (or does this statement go somewhere else as declaration of interest?)</text:p>
      <text:h text:style-name="Heading_20_2" text:outline-level="2"><text:bookmark-start text:name="understanding-family-perspectives-on-data---2017-home-visits"/>Understanding Family Perspectives on Data - 2017 Home Visits<text:bookmark-end text:name="understanding-family-perspectives-on-data---2017-home-visits"/></text:h>
      <text:p text:style-name="First_20_paragraph">[Target X words]</text:p>
      <text:h text:style-name="Heading_20_3" text:outline-level="3"><text:bookmark-start text:name="the-study"/>The study<text:bookmark-end text:name="the-study"/></text:h>
      <text:p text:style-name="First_20_paragraph">[Target X words]</text:p>
      <text:p text:style-name="Text_20_body">From CHI 2018 paper</text:p>
      <text:h text:style-name="Heading_20_3" text:outline-level="3"><text:bookmark-start text:name="findings"/>Findings<text:bookmark-end text:name="findings"/></text:h>
      <text:p text:style-name="First_20_paragraph">[Target X words]</text:p>
      <text:p text:style-name="Text_20_body">From CHI 2018 paper</text:p>
      <text:h text:style-name="Heading_20_3" text:outline-level="3"><text:bookmark-start text:name="discussion"/>Discussion<text:bookmark-end text:name="discussion"/></text:h>
      <text:p text:style-name="First_20_paragraph">[Target X words]</text:p>
      <text:p text:style-name="Text_20_body">From CHI 2018 paper (Or does this go into Chapter 7?)</text:p>
      <text:h text:style-name="Heading_20_2" text:outline-level="2"><text:bookmark-start text:name="exploring-the-role-of-data-in-the-support-worker-relationship---2018-workshops"/>Exploring the Role of Data in the Support Worker Relationship - 2018 Workshops<text:bookmark-end text:name="exploring-the-role-of-data-in-the-support-worker-relationship---2018-workshops"/></text:h>
      <text:p text:style-name="First_20_paragraph">[Target X words]</text:p>
      <text:h text:style-name="Heading_20_3" text:outline-level="3"><text:bookmark-start text:name="the-study-1"/>The study<text:bookmark-end text:name="the-study-1"/></text:h>
      <text:p text:style-name="First_20_paragraph">[Target X words]</text:p>
      <text:p text:style-name="Text_20_body">From CHI 2019 LBW paper and unpublished journal paper</text:p>
      <text:h text:style-name="Heading_20_3" text:outline-level="3"><text:bookmark-start text:name="findings-1"/>Findings<text:bookmark-end text:name="findings-1"/></text:h>
      <text:p text:style-name="First_20_paragraph">[Target X words]</text:p>
      <text:p text:style-name="Text_20_body">From CHI 2019 LBW paper and unpublished journal paper</text:p>
      <text:h text:style-name="Heading_20_3" text:outline-level="3"><text:bookmark-start text:name="discussion-1"/>Discussion<text:bookmark-end text:name="discussion-1"/></text:h>
      <text:p text:style-name="First_20_paragraph">[Target X words]</text:p>
      <text:p text:style-name="Text_20_body">From CHI 2019 LBW paper and unpublished journal paper (Or does this go into Chapter 7?)</text:p>
      <text:h text:style-name="Heading_20_1" text:outline-level="1"><text:bookmark-start text:name="bibliography"/>Bibliography<text:bookmark-end text:name="bibliography"/></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0.1</meta:generator>
    <dc:title>The Power of Personal Data</dc:title>
    <dc:description/>
    <dc:subject/>
    <meta:keyword/>
    <meta:initial-creator>Alex Bowyer</meta:initial-creator>
    <dc:creator>Alex Bowyer</dc:creator>
    <meta:creation-date>2020-11-10T18:42:24Z</meta:creation-date>
    <dc:date>2020-11-10T18:42:24Z</dc:date>
    <meta:user-defined meta:name="bibliography" meta:value-type="string">src/thesis.bib</meta:user-defined>
    <meta:user-defined meta:name="csl" meta:value-type="string">src/harvard-newcastle-university.csl</meta:user-defined>
    <meta:user-defined meta:name="css" meta:value-type="string"/>
    <meta:user-defined meta:name="link-citations" meta:value-type="string">True</meta:user-defined>
    <meta:user-defined meta:name="thesis-source" meta:value-type="string">https://github.com/alexbfree/thesis</meta:user-defined>
  </office:meta>
</office:document-meta>
</file>